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ISO.1.Encabezado">
      <style:paragraph-properties fo:break-before="page"/>
    </style:style>
    <style:style style:name="P3" style:family="paragraph" style:parent-style-name="Text_20_body">
      <style:text-properties officeooo:rsid="002b9d61"/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" style:family="paragraph" style:parent-style-name="Standard" style:master-page-name="First_20_Page">
      <style:paragraph-properties style:page-number="auto"/>
      <style:text-properties fo:language="es" fo:country="ES" officeooo:paragraph-rsid="0000db31"/>
    </style:style>
    <style:style style:name="P7" style:family="paragraph" style:parent-style-name="Standard" style:master-page-name="Standard">
      <style:paragraph-properties style:page-number="1" fo:break-before="page"/>
      <style:text-properties fo:language="es" fo:country="ES" officeooo:paragraph-rsid="0000db31"/>
    </style:style>
    <style:style style:name="P8" style:family="paragraph" style:parent-style-name="Standard" style:list-style-name="WWNum3"/>
    <style:style style:name="P9" style:family="paragraph" style:parent-style-name="ISO.2.Enunciado">
      <style:text-properties officeooo:rsid="00306a3f" officeooo:paragraph-rsid="00306a3f"/>
    </style:style>
    <style:style style:name="P10" style:family="paragraph" style:parent-style-name="ISO.4.Pasos" style:list-style-name="ISO.Numeración">
      <style:text-properties officeooo:rsid="0011c227" officeooo:paragraph-rsid="002a0992"/>
    </style:style>
    <style:style style:name="P11" style:family="paragraph" style:parent-style-name="ISO.1.Encabezado">
      <style:text-properties fo:language="es" fo:country="ES"/>
    </style:style>
    <style:style style:name="P12" style:family="paragraph" style:parent-style-name="ISO.1.Encabezado">
      <style:paragraph-properties fo:break-before="page"/>
    </style:style>
    <style:style style:name="P13" style:family="paragraph" style:parent-style-name="ISO.5.Cuerpo" style:list-style-name="ISO.Numeración"/>
    <style:style style:name="P14" style:family="paragraph" style:parent-style-name="ISO.5.Cuerpo" style:list-style-name="ISO.Numeración">
      <style:text-properties officeooo:rsid="002b9d61" officeooo:paragraph-rsid="002b9d61"/>
    </style:style>
    <style:style style:name="P15" style:family="paragraph" style:parent-style-name="ISO.5.Cuerpo" style:list-style-name="">
      <style:text-properties officeooo:rsid="00306a3f" officeooo:paragraph-rsid="00306a3f"/>
    </style:style>
    <style:style style:name="P16" style:family="paragraph" style:parent-style-name="ISO.5.Cuerpo" style:list-style-name="">
      <style:text-properties officeooo:rsid="0030aeb9" officeooo:paragraph-rsid="0030aeb9"/>
    </style:style>
    <style:style style:name="P17" style:family="paragraph" style:parent-style-name="ISO.5.Cuerpo" style:list-style-name="L8">
      <style:text-properties officeooo:rsid="0030aeb9" officeooo:paragraph-rsid="0030aeb9"/>
    </style:style>
    <style:style style:name="P18" style:family="paragraph" style:parent-style-name="ISO.5.Cuerpo" style:list-style-name="ISO.Numeración">
      <style:paragraph-properties fo:margin-left="0cm" fo:margin-right="0cm" fo:text-indent="0cm" style:auto-text-indent="false"/>
      <style:text-properties officeooo:rsid="002b9d61" officeooo:paragraph-rsid="002b9d61"/>
    </style:style>
    <style:style style:name="P19" style:family="paragraph" style:parent-style-name="ISO.3.Subenunciado">
      <style:text-properties officeooo:rsid="00306a3f" officeooo:paragraph-rsid="00306a3f"/>
    </style:style>
    <style:style style:name="P20" style:family="paragraph" style:parent-style-name="PARRAFO" style:list-style-name="WWNum3"/>
    <style:style style:name="P21" style:family="paragraph" style:parent-style-name="PARRAFO" style:list-style-name="">
      <style:text-properties officeooo:rsid="00306a3f" officeooo:paragraph-rsid="0030aeb9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style:font-name="Nimbus Mono1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style:font-name="Nimbus Mono1" fo:font-size="80pt" style:font-size-asian="80pt" style:font-size-complex="80pt"/>
    </style:style>
    <style:style style:name="T1" style:family="text">
      <style:text-properties officeooo:rsid="0007335c"/>
    </style:style>
    <style:style style:name="T2" style:family="text">
      <style:text-properties officeooo:rsid="002e1601"/>
    </style:style>
    <style:style style:name="T3" style:family="text">
      <style:text-properties officeooo:rsid="0030aeb9"/>
    </style:style>
    <style:style style:name="T4" style:family="text">
      <style:text-properties style:font-name="Nimbus Mono1"/>
    </style:style>
    <style:style style:name="T5" style:family="text">
      <style:text-properties style:font-name="Nimbus Mono1" fo:font-size="80pt" style:font-size-asian="80pt" style:font-size-complex="8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5cm" fo:text-indent="-0.635cm" fo:margin-left="8.89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6.7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text:anchor-type="paragraph" draw:z-index="0" draw:style-name="gr1" draw:text-style-name="P23" svg:width="10.969cm" svg:height="3.13cm" svg:x="6.583cm" svg:y="17.584cm"><draw:text-box><text:p text:style-name="P22"><text:span text:style-name="T4">Col.legi Sant Josep Obrer</text:span></text:p><text:p text:style-name="P22"><text:span text:style-name="T4">Seguretat y alta disponibilitat</text:span></text:p><text:p text:style-name="P22"><text:span text:style-name="T4">ASIX 2</text:span></text:p><text:p text:style-name="P22"><text:span text:style-name="T4">Piqueras Sastre Alejandro</text:span></text:p><text:p text:style-name="P22"><text:span text:style-name="T4">Hatim Amtil Ouahdi</text:span></text:p><text:p text:style-name="P22"><text:span text:style-name="T4">Daniel Rosselló Sánchez</text:span></text:p></draw:text-box></draw:frame><draw:frame text:anchor-type="paragraph" draw:z-index="1" draw:style-name="gr2" draw:text-style-name="P25" svg:width="17.488cm" svg:height="6.779cm" svg:x="-0.034cm" svg:y="5.101cm"><draw:text-box><text:p text:style-name="P24"><text:span text:style-name="T5">Práctica Tema 1</text:span></text:p></draw:text-box></draw:frame><text:tab/></text:p>
      <text:p text:style-name="P7"><text:bookmark-start text:name="__RefHeading__109_598623619"/><text:bookmark-end text:name="__RefHeading__109_598623619"/>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SO.1.Encabezado"/>
            <text:index-source-style text:style-name="ISO.Encabezado"/>
          </text:index-source-styles>
          <text:index-source-styles text:outline-level="2">
            <text:index-source-style text:style-name="ISO.2.1.Enunciado"/>
            <text:index-source-style text:style-name="ISO.2.Enunciado"/>
            <text:index-source-style text:style-name="ISO.Enunciado"/>
          </text:index-source-styles>
          <text:index-source-styles text:outline-level="3">
            <text:index-source-style text:style-name="ISO.3.Subapartado"/>
            <text:index-source-style text:style-name="ISO.4.Pasos"/>
            <text:index-source-style text:style-name="ISO.Subapartado"/>
          </text:index-source-styles>
          <text:index-source-styles text:outline-level="4">
            <text:index-source-style text:style-name="ISO.4.Paso"/>
            <text:index-source-style text:style-name="ISO.Paso"/>
          </text:index-source-styles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"><text:a xlink:type="simple" xlink:href="#__RefHeading__111_598623619" text:style-name="Index_20_Link" text:visited-style-name="Index_20_Link">Contenido<text:tab/>2</text:a></text:p>
          <text:p text:style-name="P4"><text:a xlink:type="simple" xlink:href="#__RefHeading__119_598623619" text:style-name="Index_20_Link" text:visited-style-name="Index_20_Link">Problemas encontrados<text:tab/>3</text:a></text:p>
          <text:p text:style-name="P4"><text:a xlink:type="simple" xlink:href="#__RefHeading__123_598623619" text:style-name="Index_20_Link" text:visited-style-name="Index_20_Link">Opinión personal<text:tab/>4</text:a></text:p>
          <text:p text:style-name="P5"><text:a xlink:type="simple" xlink:href="#__RefHeading__125_598623619" text:style-name="Index_20_Link" text:visited-style-name="Index_20_Link">Integrante 1<text:tab/>4</text:a></text:p>
          <text:p text:style-name="P5"><text:a xlink:type="simple" xlink:href="#__RefHeading__129_598623619" text:style-name="Index_20_Link" text:visited-style-name="Index_20_Link">Integrante 2<text:tab/>4</text:a></text:p>
          <text:p text:style-name="P5"><text:a xlink:type="simple" xlink:href="#__RefHeading__131_598623619" text:style-name="Index_20_Link" text:visited-style-name="Index_20_Link">Integrante 3<text:tab/>4</text:a></text:p>
          <text:p text:style-name="P5"><text:a xlink:type="simple" xlink:href="#__RefHeading__133_598623619" text:style-name="Index_20_Link" text:visited-style-name="Index_20_Link">Puntos de discusión<text:tab/>4</text:a></text:p>
          <text:p text:style-name="P4"><text:a xlink:type="simple" xlink:href="#__RefHeading__135_598623619" text:style-name="Index_20_Link" text:visited-style-name="Index_20_Link">Bibliografía<text:tab/>5</text:a></text:p>
        </text:index-body>
      </text:table-of-content>
      <text:h text:style-name="P11" text:outline-level="2"/>
      <text:p text:style-name="P2"><text:bookmark-start text:name="__RefHeading__111_598623619"/>Contenido<text:bookmark-end text:name="__RefHeading__111_598623619"/></text:p>
      <text:p text:style-name="P9">Pregunta 3</text:p>
      <text:p text:style-name="P19">Microsoft Baseline Security Analyzer</text:p>
      <text:p text:style-name="P15">Microsoft Baseline Security Analyzer (MBSA) es una herramienta fácil de usar diseñada para los profesionales de TI que ayuda a las pequeñas y medianas empresas a determinar su estado de seguridad según las recomendaciones de seguridad de Microsoft y ofrece orientación de soluciones específicas. <text:s/>MBSA detecta los errores más comunes de configuración de seguridad y actualizaciones de seguridad que falt<text:span text:style-name="T3">an en los</text:span> sistemas informáticos.</text:p>
      <text:p text:style-name="P16">Se analizan:</text:p>
      <text:list xml:id="list2795949631677957281" text:style-name="L8">
        <text:list-item>
          <text:p text:style-name="P17">Sistema de ficheros</text:p>
        </text:list-item>
        <text:list-item>
          <text:p text:style-name="P17">Firewall</text:p>
        </text:list-item>
        <text:list-item>
          <text:p text:style-name="P17">Actualizaciones</text:p>
        </text:list-item>
        <text:list-item>
          <text:p text:style-name="P17">Usuarios y administradores</text:p>
        </text:list-item>
      </text:list>
      <text:p text:style-name="P21"/>
      <text:p text:style-name="P3"/>
      <text:list xml:id="list2581675159364341315" text:style-name="ISO.Numeración">
        <text:list-header>
          <text:p text:style-name="P14"/>
          <text:list>
            <text:list-item>
              <text:list>
                <text:list-header>
                  <text:p text:style-name="P18"/>
                </text:list-header>
              </text:list>
            </text:list-item>
          </text:list>
          <text:p text:style-name="P13"/>
          <text:p text:style-name="P10"/>
        </text:list-header>
      </text:list>
      <text:p text:style-name="P2"><text:bookmark-start text:name="__RefHeading__119_598623619"/>Problemas encontrados<text:bookmark-end text:name="__RefHeading__119_598623619"/></text:p>
      <text:p text:style-name="ISO.5.Cuerpo"><text:bookmark-start text:name="__RefHeading__121_598623619"/><text:bookmark-end text:name="__RefHeading__121_598623619"/></text:p>
      <text:p text:style-name="ISO.1.Encabezado"/>
      <text:p text:style-name="P2"><text:bookmark-start text:name="__RefHeading__123_598623619"/>Opinión personal<text:bookmark-end text:name="__RefHeading__123_598623619"/></text:p>
      <text:p text:style-name="ISO.2.Enunciado"><text:bookmark-start text:name="__RefHeading__125_598623619"/>Integrante 1<text:bookmark-end text:name="__RefHeading__125_598623619"/></text:p>
      <text:p text:style-name="ISO.5.Cuerpo"><text:bookmark-start text:name="__RefHeading__127_598623619"/><text:bookmark-end text:name="__RefHeading__127_598623619"/></text:p>
      <text:p text:style-name="ISO.2.Enunciado"><text:bookmark-start text:name="__RefHeading__129_598623619"/>Integrante 2<text:bookmark-end text:name="__RefHeading__129_598623619"/></text:p>
      <text:p text:style-name="ISO.2.Enunciado"><text:bookmark-start text:name="__RefHeading__131_598623619"/>Integrante 3<text:bookmark-end text:name="__RefHeading__131_598623619"/></text:p>
      <text:p text:style-name="ISO.2.Enunciado"><text:bookmark-start text:name="__RefHeading__133_598623619"/>Puntos de discusión<text:bookmark-end text:name="__RefHeading__133_598623619"/></text:p>
      <text:p text:style-name="ISO.1.Encabezado"/>
      <text:p text:style-name="P2"><text:bookmark-start text:name="__RefHeading__135_598623619"/>Bibliografía<text:bookmark-end text:name="__RefHeading__135_598623619"/></text:p>
      <text:p text:style-name="ISO.2.Enunciad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ISO.2.Enunciado" style:family="paragraph" style:parent-style-name="List_20_1" style:next-style-name="ISO.3.Subenunciado" style:class="list" style:master-page-name="">
      <style:paragraph-properties fo:margin-top="1cm" fo:margin-bottom="0.21cm" loext:contextual-spacing="false" style:page-number="auto"/>
      <style:text-properties style:font-name="DejaVu Sans Condensed" fo:font-family="'DejaVu Sans Condensed'" style:font-style-name="Condensed" style:font-family-generic="swiss" style:font-pitch="variable" fo:font-size="14pt"/>
    </style:style>
    <style:style style:name="ISO.4.Pasos" style:family="paragraph" style:parent-style-name="List_20_2" style:next-style-name="ISO.5.Cuerpo" style:list-style-name="ISO.Numeración" style:class="list" style:master-page-name="">
      <style:paragraph-properties style:page-number="auto"/>
      <style:text-properties style:font-name="DejaVu Sans Light" fo:font-family="'DejaVu Sans Light'" style:font-style-name="ExtraLight" style:font-family-generic="swiss" style:font-pitch="variable" fo:font-size="14pt" fo:font-weight="150"/>
    </style:style>
    <style:style style:name="ISO.1.Encabezado" style:family="paragraph" style:parent-style-name="Heading_20_2" style:next-style-name="ISO.2.Enunciado" style:default-outline-level="" style:list-style-name="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ISO.5.Cuerpo" style:family="paragraph" style:parent-style-name="List_20_3" style:master-page-name="">
      <style:paragraph-properties fo:margin-left="1.91cm" fo:margin-right="0cm" fo:text-indent="0cm" style:auto-text-indent="false" style:page-number="auto"/>
      <style:text-properties style:font-name="Courier New" fo:font-family="'Courier New'" style:font-style-name="Normal" style:font-family-generic="modern" style:font-pitch="fixed" fo:font-size="12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SO.0.Otros" style:family="paragraph" style:parent-style-name="Header">
      <style:text-properties style:font-name="Nimbus Mono" fo:font-family="'Nimbus Mono'" style:font-style-name="Normal" style:font-pitch="fixed" officeooo:rsid="000280f8" style:font-size-asian="10.5pt"/>
    </style:style>
    <style:style style:name="ISO.3.Subenunciado" style:family="paragraph" style:parent-style-name="ISO.2.Enunciado" style:next-style-name="ISO.4.Pasos" style:master-page-name="">
      <style:paragraph-properties fo:margin-left="1cm" fo:margin-right="0cm" fo:margin-top="0cm" fo:margin-bottom="0.499cm" loext:contextual-spacing="false" fo:line-height="100%" fo:text-indent="0cm" style:auto-text-indent="false" style:page-number="auto">
        <style:tab-stops/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PORTADA" style:family="paragraph" style:parent-style-name="TITULO" style:default-outline-level="">
      <style:text-properties fo:font-size="36pt" style:font-size-asian="3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IE_20_DE_20_FOTO" style:display-name="PIE DE FOTO" style:family="paragraph" style:parent-style-name="PARRAFO" style:next-style-name="PARRAFO" style:default-outline-level="">
      <style:paragraph-properties fo:margin-left="0cm" fo:margin-right="0cm" fo:text-align="center" style:justify-single-word="false" fo:text-indent="0cm" style:auto-text-indent="false"/>
      <style:text-properties fo:font-size="10pt" fo:font-style="italic" style:font-size-asian="10pt" style:font-style-asian="italic"/>
    </style:style>
    <style:style style:name="PARRAFO" style:family="paragraph" style:parent-style-name="Standard" style:default-outline-level="">
      <style:paragraph-properties fo:margin-left="1cm" fo:margin-right="1cm" fo:line-height="100%" fo:text-indent="0cm" style:auto-text-indent="false"/>
      <style:text-properties fo:color="#000000" style:font-name="Arial" fo:font-family="Arial" style:font-family-generic="roman" style:font-pitch="variable"/>
    </style:style>
    <style:style style:name="APARTADOS" style:family="paragraph" style:parent-style-name="Standard" style:default-outline-level="">
      <style:text-properties fo:color="#000000" style:font-name="Arial" fo:font-family="Arial" style:font-family-generic="roman" style:font-pitch="variable" fo:font-size="13pt" fo:font-weight="bold" style:font-size-asian="13pt" style:font-weight-asian="bold"/>
    </style:style>
    <style:style style:name="TITULO" style:family="paragraph" style:parent-style-name="Heading_20_1" style:next-style-name="Standard" style:default-outline-level="">
      <style:paragraph-properties fo:text-align="center" style:justify-single-word="false"/>
      <style:text-properties fo:color="#0f243e" style:font-name="Arial" fo:font-family="Arial" style:font-family-generic="roman" style:font-pitch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asian="DejaVu Sans" style:font-family-asian="'DejaVu Sans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ISO.Numeración">
      <text:list-level-style-number text:level="1" style:num-prefix=" " style:num-suffix=".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.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.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.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.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.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.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.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.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Arial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07335c"/>
    </style:style>
    <style:style style:name="MT2" style:family="text">
      <style:text-properties officeooo:rsid="002e160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ISO.0.Otros"><text:span text:style-name="MT1">Práctica Tema 1</text:span><text:tab/><text:tab/><text:span text:style-name="MT2">Seguridad y alta disponibilidad</text:span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7:17:23.106239879</meta:creation-date>
    <dc:date>2015-10-06T19:47:07.426629013</dc:date>
    <meta:editing-duration>PT4H15M57S</meta:editing-duration>
    <meta:editing-cycles>31</meta:editing-cycles>
    <meta:generator>LibreOffice/5.0.2.2$Linux_X86_64 LibreOffice_project/00m0$Build-2</meta:generator>
    <meta:document-statistic meta:table-count="0" meta:image-count="0" meta:object-count="0" meta:page-count="7" meta:paragraph-count="28" meta:word-count="133" meta:character-count="880" meta:non-whitespace-character-count="775"/>
  </office:meta>
</office:document-meta>
</file>